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95000000640F2409C4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990fd"/>
    </style:style>
    <style:style style:name="P2" style:family="paragraph" style:parent-style-name="Standard">
      <style:text-properties fo:font-weight="bold" officeooo:paragraph-rsid="001990f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9.375cm" svg:height="6.292cm" draw:z-index="4"><draw:image xlink:href="Pictures/100002010000095000000640F2409C41.png" xlink:type="simple" xlink:show="embed" xlink:actuate="onLoad"/></draw:frame><draw:frame draw:style-name="fr1" draw:name="Image3" text:anchor-type="as-char" svg:width="9.375cm" svg:height="6.292cm" draw:z-index="5"><draw:image xlink:href="Pictures/100002010000095000000640F2409C41.png" xlink:type="simple" xlink:show="embed" xlink:actuate="onLoad"/></draw:frame></text:p>
      <text:p text:style-name="P2"><text:s/></text:p>
      <text:p text:style-name="P1"><draw:frame draw:style-name="fr1" draw:name="Image2" text:anchor-type="as-char" svg:width="9.375cm" svg:height="6.292cm" draw:z-index="6"><draw:image xlink:href="Pictures/100002010000095000000640F2409C41.png" xlink:type="simple" xlink:show="embed" xlink:actuate="onLoad"/></draw:frame><draw:frame draw:style-name="fr1" draw:name="Image4" text:anchor-type="as-char" svg:width="9.375cm" svg:height="6.292cm" draw:z-index="7"><draw:image xlink:href="Pictures/100002010000095000000640F2409C41.png" xlink:type="simple" xlink:show="embed" xlink:actuate="onLoad"/></draw:frame></text:p>
      <text:p text:style-name="P1"/>
      <text:p text:style-name="P1"><draw:frame draw:style-name="fr1" draw:name="Image5" text:anchor-type="as-char" svg:width="9.375cm" svg:height="6.292cm" draw:z-index="0"><draw:image xlink:href="Pictures/100002010000095000000640F2409C41.png" xlink:type="simple" xlink:show="embed" xlink:actuate="onLoad"/></draw:frame><draw:frame draw:style-name="fr1" draw:name="Image6" text:anchor-type="as-char" svg:width="9.375cm" svg:height="6.292cm" draw:z-index="1"><draw:image xlink:href="Pictures/100002010000095000000640F2409C41.png" xlink:type="simple" xlink:show="embed" xlink:actuate="onLoad"/></draw:frame></text:p>
      <text:p text:style-name="P1"/>
      <text:p text:style-name="P1"><draw:frame draw:style-name="fr1" draw:name="Image7" text:anchor-type="as-char" svg:width="9.375cm" svg:height="6.292cm" draw:z-index="2"><draw:image xlink:href="Pictures/100002010000095000000640F2409C41.png" xlink:type="simple" xlink:show="embed" xlink:actuate="onLoad"/></draw:frame><draw:frame draw:style-name="fr1" draw:name="Image8" text:anchor-type="as-char" svg:width="9.375cm" svg:height="6.292cm" draw:z-index="3"><draw:image xlink:href="Pictures/100002010000095000000640F2409C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ub </meta:initial-creator>
    <meta:creation-date>2014-02-26T12:04:23</meta:creation-date>
    <meta:printed-by>Toub </meta:printed-by>
    <meta:print-date>2014-07-19T15:14:40.410123095</meta:print-date>
    <dc:date>2014-08-19T17:56:40.095000000</dc:date>
    <meta:editing-duration>P0D</meta:editing-duration>
    <meta:editing-cycles>7</meta:editing-cycles>
    <meta:generator>LibreOffice/4.1.0.4$Windows_x86 LibreOffice_project/89ea49ddacd9aa532507cbf852f2bb22b1ace28</meta:generator>
    <meta:document-statistic meta:table-count="0" meta:image-count="8" meta:object-count="0" meta:page-count="1" meta:paragraph-count="5" meta:word-count="0" meta:character-count="1" meta:non-whitespace-character-count="0"/>
  </office:meta>
</office:document-meta>
</file>